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list-style-name="L1">
      <style:paragraph-properties fo:text-align="justify" style:justify-single-word="false"/>
      <style:text-properties officeooo:paragraph-rsid="003357db"/>
    </style:style>
    <style:style style:name="P3" style:family="paragraph" style:parent-style-name="Text_20_body" style:list-style-name="L1">
      <style:paragraph-properties fo:text-align="justify" style:justify-single-word="false"/>
      <style:text-properties officeooo:paragraph-rsid="004119e7"/>
    </style:style>
    <style:style style:name="T1" style:family="text">
      <style:text-properties officeooo:rsid="003507ec"/>
    </style:style>
    <style:style style:name="T2" style:family="text">
      <style:text-properties officeooo:rsid="0036095f"/>
    </style:style>
    <style:style style:name="T3" style:family="text">
      <style:text-properties officeooo:rsid="00387c2c"/>
    </style:style>
    <style:style style:name="T4" style:family="text">
      <style:text-properties officeooo:rsid="003a1e34"/>
    </style:style>
    <style:style style:name="T5" style:family="text">
      <style:text-properties fo:font-style="italic" style:font-style-asian="italic" style:font-style-complex="italic"/>
    </style:style>
    <style:style style:name="T6" style:family="text">
      <style:text-properties officeooo:rsid="003d700f"/>
    </style:style>
    <style:style style:name="T7" style:family="text">
      <style:text-properties officeooo:rsid="00411484"/>
    </style:style>
    <style:style style:name="T8" style:family="text">
      <style:text-properties officeooo:rsid="0041f0b0"/>
    </style:style>
    <style:style style:name="T9" style:family="text">
      <style:text-properties officeooo:rsid="00494d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nincsenek-titkaim-privacy-az-interneten"/>"Nincsenek titkaim" – Privacy az interneten</text:h>
      <text:h text:style-name="Heading_20_2" text:outline-level="2">2. rész: össztársadalmi hatás, adatgyűjtési 1x1</text:h>
      <text:p text:style-name="P1">Az előző részben átvettük, hogy mit is értünk privacy alatt és miért fontos, még akkor is, ha épp most nem érezzük pillanatnyilag, <text:span text:style-name="T1">hogy</text:span> hátrányunk származna belőle.</text:p>
      <text:h text:style-name="Heading_20_3" text:outline-level="3">Globális felelősség</text:h>
      <text:p text:style-name="P1">Fontos gondolat, hogy ezek az elvek nem csak rám – az egyénre – vonatkoznak, ez egy egyetemes szemléletmód, amely magába foglalja a szolidaritást is olyanokkal, akikkel szemben – bárhol a világon – személyes adataikat felhasználva visszaélnek.</text:p>
      <text:p text:style-name="P1">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1">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a xlink:type="simple" xlink:href="https://www.abc.net.au/news/2018-09-18/china-social-credit-a-model-citizen-in-a-digital-dictatorship/10200278?nw=0" text:style-name="Internet_20_link" text:visited-style-name="Visited_20_Internet_20_Link"><text:span text:style-name="T3">link</text:span></text:a><text:span text:style-name="T3">.</text:span></text:p>
      <text:p text:style-name="P1">A fenti kínai megoldás ismerős lehet az utóbbi idők egyik legelgondolkodtatóbb sorozat<text:span text:style-name="T4">a</text:span>, a <text:a xlink:type="simple" xlink:href="https://www.imdb.com/title/tt2085059/" text:style-name="Internet_20_link" text:visited-style-name="Visited_20_Internet_20_Link">Black Mirror</text:a>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p>
      <text:p text:style-name="P1">Örülhetnénk, hogy ez azért nem Kína, de a Magyarországon nem is olyan rég elfogadott megfigyelési törvény (T/15054. számú törvényjavaslat, kihirdetés után: 2017. évi XCIII. törvény, amely 2018 július 1 <text:span text:style-name="T9">dátummal</text:span> lépett hatályba), illetve az ország minden köztéri kamerájának képét központi adatbázisba szervező <text:span text:style-name="T5">Szitakötő projekt</text:span> nem sok optimizmusra ad okot. Ez utóbbihoz arcfelismerő szoftverek beszerzését is megkezdte a magyar állam. <text:span text:style-name="T6">Némi korlátot az EU által 2018 májusában elfogadott </text:span><text:a xlink:type="simple" xlink:href="https://en.wikipedia.org/wiki/General_Data_Protection_Regulation" text:style-name="Internet_20_link" text:visited-style-name="Visited_20_Internet_20_Link"><text:span text:style-name="T6">GDPR</text:span></text:a><text:span text:style-name="T6"> törvény jelent.</text:span></text:p>
      <text:p text:style-name="P1">Most lássunk pár alapvetést, miért is fontos a személyes adatok védelme és megfelelő kezelése.</text:p>
      <text:h text:style-name="Heading_20_3" text:outline-level="3">Evidenciák</text:h>
      <text:p text:style-name="P1">A privacy lényege, hogy mindenki saját maga kell birtokolja és irányítsa a róla szóló információkat. Másképpen: a rólad szóló adat a TE tulajdonod, nem fizetőeszköz. Angolban elterjedt formában: <text:span text:style-name="T5">“Don't pay with your data!”</text:span></text:p>
      <text:p text:style-name="P1">Ha ú<text:span text:style-name="T2">gy gondolod, hogy </text:span>"nincs titkod", fontold meg az alábbiakat:</text:p>
      <text:list xml:id="list291349599" text:style-name="L1">
        <text:list-item>
          <text:p text:style-name="P2">A lakásod ajtaját is bezárod, mert tisztában vagy vele, hogy nem ideális világban élsz.</text:p>
        </text:list-item>
        <text:list-item>
          <text:p text:style-name="P2">Az adatlopás, internetes bűnözők, zsaroló vírusok sem az ideális világ részei.</text:p>
        </text:list-item>
        <text:list-item>
          <text:p text:style-name="P2"><text:soft-page-break/>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3">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7">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Érdekes kontraszt, hogy míg a Kelet-Német <text:span text:style-name="T8">(NDK) </text:span>kommunista rezsim alatt a Stazi mikrofonokat rejtett a lakásokba és erre elborzadva gondolunk mind vissza, ma önként telepítünk Alexa és Google Home személyi assziszenseket a nappalinkba, 0-24-ben bekapcsolt mikrofonokkal.</text:p>
      <text:p text:style-name="P1">Kellemetlen ezekre rágondolni, az ingyenesség és a kényelem simogató flow élményt nyújt és ez minden másnál jobban segít ignorálnunk a kellemetlen gondolatokat.</text:p>
      <text:p text:style-name="P1">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Lehet, hogy ez először zavar minket, de mivel "mindenki használja", lassan elhisszük, hogy ez nem is olyan nagy dolog – "megfő a béka", ahogy mondani szokás a kártékony, de lassúsága miatt alig észrevehető változásokról.</text:p>
      <text:p text:style-name="P1">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h text:style-name="Heading_20_3" text:outline-level="3">Netes szolgáltatók üzleti modellje</text:h>
      <text:p text:style-name="P1">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5">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De kik is gyűjtik az adatainkat? Jellemzően tech és szórakoztató cégek, valamint kormányok (lásd: <text:a xlink:type="simple" xlink:href="https://en.wikipedia.org/wiki/Five_Eyes" text:style-name="Internet_20_link" text:visited-style-name="Visited_20_Internet_20_Link">Five Eyes</text:a>, <text:a xlink:type="simple" xlink:href="https://en.wikipedia.org/wiki/Five_Eyes#Other_international_cooperatives" text:style-name="Internet_20_link" text:visited-style-name="Visited_20_Internet_20_Link">Nine Eyes</text:a>, <text:a xlink:type="simple" xlink:href="https://en.wikipedia.org/wiki/Five_Eyes#Fourteen_Eyes" text:style-name="Internet_20_link" text:visited-style-name="Visited_20_Internet_20_Link">Fourteen Eyes</text:a>), a kereskedő, szolgáltató szektor és persze a bűnözők.</text:p>
      <text:p text:style-name="P1"><text:soft-page-break/>A cikk következő részében adatkereskedelemről és a profilépítésről lesz szó, de már közeleg a megoldásokról szóló rész is, hiszen a cél nem a félelem keltése, hanem a tudatos viselkedés megteremtése az online térben, ami nem is olyan nehéz, mint hinné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06T21:24:39.315916042</dc:date>
    <meta:editing-duration>PT1H33M5S</meta:editing-duration>
    <meta:editing-cycles>42</meta:editing-cycles>
    <meta:generator>LibreOffice/7.0.4.2$MacOSX_X86_64 LibreOffice_project/dcf040e67528d9187c66b2379df5ea4407429775</meta:generator>
    <meta:document-statistic meta:table-count="0" meta:image-count="0" meta:object-count="0" meta:page-count="3" meta:paragraph-count="27" meta:word-count="942" meta:character-count="6939" meta:non-whitespace-character-count="6013"/>
  </office:meta>
</office:document-meta>
</file>